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E6000002A214C7F488.png" manifest:media-type="image/png"/>
  <manifest:file-entry manifest:full-path="Pictures/100025070000B9990000A85D0A6E960D.svg" manifest:media-type="image/svg+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Gothic" svg:font-family="AppleGothic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 Mono" svg:font-family="'PT Mono'" style:font-pitch="fixed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  <style:text-properties style:font-name="PT Mono" fo:font-size="140pt" fo:text-shadow="none" style:font-size-asian="140pt" style:font-size-complex="140pt"/>
    </style:style>
    <style:style style:name="P2" style:family="paragraph">
      <loext:graphic-properties draw:fill="none" draw:fill-color="#ffffff"/>
      <style:text-properties style:font-name="PT Mono" fo:font-size="140pt" fo:text-shadow="none" style:font-size-asian="140pt" style:font-size-complex="140pt"/>
    </style:style>
    <style:style style:name="P3" style:family="paragraph">
      <style:paragraph-properties fo:text-align="center"/>
    </style:style>
    <style:style style:name="T1" style:family="text">
      <style:text-properties style:font-name="AppleGothic" fo:font-size="140pt" fo:text-shadow="none" style:font-size-asian="140pt" style:font-size-complex="1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.75cm" svg:height="15.25cm" svg:x="3.25cm" svg:y="3cm">
          <draw:text-box>
            <text:p text:style-name="P1"><text:span text:style-name="T1"><text:s text:c="2"/></text:span><text:span text:style-name="T1">I <text:s text:c="8"/>Unix</text:span></text:p>
          </draw:text-box>
        </draw:frame>
        <draw:frame draw:style-name="gr2" draw:text-style-name="P3" draw:layer="layout" svg:width="6.563cm" svg:height="5.954cm" svg:x="11.4cm" svg:y="3.25cm">
          <draw:image xlink:href="Pictures/100025070000B9990000A85D0A6E960D.svg" xlink:type="simple" xlink:show="embed" xlink:actuate="onLoad" draw:mime-type="image/svg+xml">
            <text:p/>
          </draw:image>
          <draw:image xlink:href="Pictures/10000001000002E6000002A214C7F488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Gothic" svg:font-family="AppleGothic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 Mono" svg:font-family="'PT Mono'" style:font-pitch="fixed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4:08:58.830531485</meta:creation-date>
    <dc:date>2025-02-06T15:05:48.804242313</dc:date>
    <meta:editing-duration>PT47M53S</meta:editing-duration>
    <meta:editing-cycles>7</meta:editing-cycles>
    <meta:generator>LibreOffice/24.8.4.2$MacOSX_X86_64 LibreOffice_project/bb3cfa12c7b1bf994ecc5649a80400d06cd71002</meta:generator>
    <meta:document-statistic meta:object-count="2"/>
  </office:meta>
</office:document-meta>
</file>